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85in" style:rel-column-width="13987*"/>
    </style:style>
    <style:style style:name="Таблица1.B" style:family="table-column">
      <style:table-column-properties style:column-width="5.4486in" style:rel-column-width="51548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85in" style:rel-column-width="13987*"/>
    </style:style>
    <style:style style:name="Таблица2.B" style:family="table-column">
      <style:table-column-properties style:column-width="5.4486in" style:rel-column-width="51548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9271in" fo:margin-left="0in" fo:margin-right="-0.0021in" table:align="margins"/>
    </style:style>
    <style:style style:name="Таблица11.A" style:family="table-column">
      <style:table-column-properties style:column-width="1.4792in" style:rel-column-width="13993*"/>
    </style:style>
    <style:style style:name="Таблица11.B" style:family="table-column">
      <style:table-column-properties style:column-width="5.4479in" style:rel-column-width="51542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language="ru" fo:country="RU"/>
    </style:style>
    <style:style style:name="P11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4</text:span>. Поиск кандидатов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6">Поиск кандидатов по внутренней базе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НР-4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8">Поиск кандидатов по базе кандидатов, которые были добавлены ранее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Пользователь имеет права на <text:span text:style-name="T2">просмотр </text:span>существующей базы кандидатов<text:span text:style-name="T2"> </text:span><text:s/>согласно назначенной роли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рашивает страницу поиска кандидатов;</text:p>
            <text:p text:style-name="P3">2. Система предоставляет страницу с поиска кандидатов;</text:p>
            <text:p text:style-name="P3">3. Актер указывает, что поиск кандидатов будет производиться только по внутренней базе;</text:p>
            <text:p text:style-name="P3">4. Актер заполняет критерии поиска кандидатов;</text:p>
            <text:p text:style-name="P3">5. Актер запрашивает поиск кандидатов, согласно заданным критериям;</text:p>
            <text:p text:style-name="P3">6. Система осуществляет поиск кандидатов согласно заданным критериям;</text:p>
            <text:p text:style-name="P3">7. Система отображает пользователю список кандидатов, соответствующих заданным критериям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5а. В базе отсутствуют кандидаты, соответствующие заданным критериям:</text:p>
            <text:list xml:id="list36180193" text:style-name="L1">
              <text:list-item>
                <text:p text:style-name="P11">Система выдает актеру сообщение о том, что в базе отсутствуют кандидаты, соответствующие заданным критериям поиска;</text:p>
              </text:list-item>
              <text:list-item>
                <text:p text:style-name="P11">Система возвращает пользователю страницу поиска кандидатов.</text:p>
              </text:list-item>
            </text:list>
            <text:p text:style-name="P3"/>
            <text:p text:style-name="P3"/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4"/>
      <text:p text:style-name="P7"/>
      <text:p text:style-name="P7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6">Поиск кандидатов по внешним источникам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3">НР-4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8">Поиск кандидатов по базе кандидатов, которые собранны в промежуточную базу данных с внешних источников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Пользователь имеет права на <text:span text:style-name="T2">просмотр п</text:span>ромежуточной базы кандидатов<text:span text:style-name="T2"> </text:span><text:s/>согласно назначенной роли</text:p>
          </table:table-cell>
        </table:table-row>
        <text:soft-page-break/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запрашивает страницу поиска кандидатов;</text:p>
            <text:p text:style-name="P3">2. Система предоставляет страницу с поиска кандидатов;</text:p>
            <text:p text:style-name="P3">3. Актер указывает, что поиск кандидатов будет производиться по внешним источникам (пользователь самостоятельно отмечает источники, поиск по которым его интересует);</text:p>
            <text:p text:style-name="P3">4. Актер заполняет критерии поиска кандидатов;</text:p>
            <text:p text:style-name="P3">5. Актер запрашивает поиск кандидатов, согласно заданным критериям;</text:p>
            <text:p text:style-name="P3">6. Система осуществляет поиск кандидатов согласно заданным критериям по промежуточной базе кандидатов, собранной с внешних источников;</text:p>
            <text:p text:style-name="P3">7. Система отображает пользователю список кандидатов, соответствующих заданным критериям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>5а. В промежуточной базе отсутствуют кандидаты, соответствующие заданным критериям:</text:p>
            <text:list xml:id="list36205674" text:continue-numbering="true" text:style-name="L1">
              <text:list-item>
                <text:p text:style-name="P11">Система выдает актеру сообщение о том, что в промежуточной базе отсутствуют кандидаты, соответствующие заданным критериям поиска;</text:p>
              </text:list-item>
              <text:list-item>
                <text:p text:style-name="P11">Система возвращает пользователю страницу поиска кандидатов.</text:p>
              </text:list-item>
            </text:list>
            <text:p text:style-name="P3"/>
            <text:p text:style-name="P3"/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">Use case</text:p>
          </table:table-cell>
          <table:table-cell table:style-name="Таблица11.B1" office:value-type="string">
            <text:p text:style-name="P9">Прикрепление кандидатов к вакансии <text:span text:style-name="T1"><text:s/></text:span>со страницы поиска кандидатов <text:s/>(отобранных по внутренней базе кандидатов)</text:p>
          </table:table-cell>
        </table:table-row>
        <table:table-row>
          <table:table-cell table:style-name="Таблица11.A2" office:value-type="string">
            <text:p text:style-name="P1">Id</text:p>
          </table:table-cell>
          <table:table-cell table:style-name="Таблица11.B2" office:value-type="string">
            <text:p text:style-name="P3">НР-4.3</text:p>
          </table:table-cell>
        </table:table-row>
        <table:table-row>
          <table:table-cell table:style-name="Таблица11.A2" office:value-type="string">
            <text:p text:style-name="P1">Description</text:p>
          </table:table-cell>
          <table:table-cell table:style-name="Таблица11.B2" office:value-type="string">
            <text:p text:style-name="P3"/>
          </table:table-cell>
        </table:table-row>
        <table:table-row>
          <table:table-cell table:style-name="Таблица11.A2" office:value-type="string">
            <text:p text:style-name="P1">Level</text:p>
          </table:table-cell>
          <table:table-cell table:style-name="Таблица11.B2" office:value-type="string">
            <text:p text:style-name="P3">Пользовательская цель</text:p>
          </table:table-cell>
        </table:table-row>
        <table:table-row>
          <table:table-cell table:style-name="Таблица11.A2" office:value-type="string">
            <text:p text:style-name="P1">Actors</text:p>
          </table:table-cell>
          <table:table-cell table:style-name="Таблица11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11.A2" office:value-type="string">
            <text:p text:style-name="P1">Pre-Conditions</text:p>
          </table:table-cell>
          <table:table-cell table:style-name="Таблица11.B2" office:value-type="string">
            <text:p text:style-name="P3">Пользователь имеет права на п<text:span text:style-name="T3">рикрепление кандидата к вакансии</text:span> согласно назначенной роли, произведен поиск кандидатов внутренней базе согласно заданным критериям (НР-4.1)</text:p>
          </table:table-cell>
        </table:table-row>
        <table:table-row>
          <table:table-cell table:style-name="Таблица11.A2" office:value-type="string">
            <text:p text:style-name="P1">Post Conditions</text:p>
          </table:table-cell>
          <table:table-cell table:style-name="Таблица11.B2" office:value-type="string">
            <text:p text:style-name="P3"/>
          </table:table-cell>
        </table:table-row>
        <table:table-row>
          <table:table-cell table:style-name="Таблица11.A2" office:value-type="string">
            <text:p text:style-name="P1">Trigger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Main Success Scenario<text:span text:style-name="T4">1</text:span></text:p>
            <text:p text:style-name="P13"/>
          </table:table-cell>
          <table:table-cell table:style-name="Таблица11.B2" office:value-type="string">
            <text:p text:style-name="P3">1. Актер отмечает кандидатов, которых намерен прикрепить к вакансии;</text:p>
            <text:p text:style-name="P3">2. Из выпадающего списка, в котором отображаются открытые на данный момент вакансии, актер выбирает нужную вакансию;</text:p>
            <text:p text:style-name="P3"><text:soft-page-break/>3. Актер запрашивает прикрепление выбранных кандидатов к вакансии;</text:p>
            <text:p text:style-name="P3">4. Система прикрепляет кандидатов к выбранной вакансии и устанавливает им начальный статус, заданный по умолчанию;</text:p>
            <text:p text:style-name="P3">5. Система выдает уведомление об успешном прикреплении выбранных кандидатов вакансии.</text:p>
          </table:table-cell>
        </table:table-row>
        <table:table-row>
          <table:table-cell table:style-name="Таблица11.A2" office:value-type="string">
            <text:p text:style-name="P1">Extensions</text:p>
          </table:table-cell>
          <table:table-cell table:style-name="Таблица11.B2" office:value-type="string">
            <text:p text:style-name="P3">3а. Отмена операции прикрепления кандидата к вакансии:</text:p>
            <text:list xml:id="list35588043" text:style-name="L2">
              <text:list-item>
                <text:p text:style-name="P12">Актер не подтвердает прикрепление выбранных кандидатов к выбранной вакансии;</text:p>
              </text:list-item>
              <text:list-item>
                <text:p text:style-name="P12">Система не производит операцию прикрепление выбранных кандидатов к выбранной вакансии;</text:p>
              </text:list-item>
            </text:list>
          </table:table-cell>
        </table:table-row>
        <table:table-row>
          <table:table-cell table:style-name="Таблица11.A2" office:value-type="string">
            <text:p text:style-name="P1">Variations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Frequency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Assumptions</text:p>
          </table:table-cell>
          <table:table-cell table:style-name="Таблица1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7T16:02:02.58</dc:date>
    <dc:creator>Alina Kulish</dc:creator>
    <meta:editing-duration>PT05H06M56S</meta:editing-duration>
    <meta:editing-cycles>27</meta:editing-cycles>
    <meta:generator>OpenOffice.org/3.0$Win32 OpenOffice.org_project/300m15$Build-9379</meta:generator>
    <meta:document-statistic meta:table-count="3" meta:image-count="0" meta:object-count="0" meta:page-count="3" meta:paragraph-count="85" meta:word-count="438" meta:character-count="3530"/>
    <meta:user-defined meta:name="Поле 1"/>
    <meta:user-defined meta:name="Поле 2"/>
    <meta:user-defined meta:name="Поле 3"/>
    <meta:user-defined meta:name="Поле 4"/>
  </office:meta>
</office:document-meta>
</file>